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33.62mm"/>
    </style:style>
    <style:style style:name="co5" style:family="table-column">
      <style:table-column-properties fo:break-before="auto" style:column-width="1.98mm"/>
    </style:style>
    <style:style style:name="co6" style:family="table-column">
      <style:table-column-properties fo:break-before="auto" style:column-width="3.72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16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6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69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6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69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69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8"/>
        <table:table-column table:style-name="co4" table:number-columns-repeated="7" table:default-cell-style-name="ce23"/>
        <table:table-column table:style-name="co5" table:default-cell-style-name="ce34"/>
        <table:table-column table:style-name="co6" table:default-cell-style-name="ce34"/>
        <table:table-column table:style-name="co7" table:number-columns-repeated="245" table:default-cell-style-name="ce34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5-11 工業部門能源消費（按能源別）</text:p>
          </table:table-cell>
          <table:covered-table-cell table:number-columns-repeated="9" table:style-name="ce8"/>
          <table:table-cell table:style-name="ce31" table:number-columns-repeated="1014"/>
        </table:table-row>
        <table:table-row table:style-name="ro2">
          <table:table-cell table:style-name="ce2" table:number-columns-repeated="2"/>
          <table:table-cell table:style-name="ce13"/>
          <table:table-cell table:style-name="ce19" table:number-columns-repeated="5"/>
          <table:table-cell table:style-name="ce13"/>
          <table:table-cell table:style-name="ce27" office:value-type="string" calcext:value-type="string">
            <text:p>單位：公秉油當量</text:p>
          </table:table-cell>
          <table:table-cell table:style-name="ce32" table:number-columns-repeated="1014"/>
        </table:table-row>
        <table:table-row table:style-name="ro3">
          <table:table-cell table:style-name="ce3" office:value-type="string" calcext:value-type="string" table:number-columns-spanned="3" table:number-rows-spanned="1">
            <text:p>年　　　　月</text:p>
          </table:table-cell>
          <table:covered-table-cell table:style-name="ce9"/>
          <table:covered-table-cell table:style-name="ce14"/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煤及煤產品</text:p>
          </table:table-cell>
          <table:table-cell table:style-name="ce3" office:value-type="string" calcext:value-type="string">
            <text:p>石油產品</text:p>
          </table:table-cell>
          <table:table-cell table:style-name="ce3" office:value-type="string" calcext:value-type="string">
            <text:p>天然氣</text:p>
          </table:table-cell>
          <table:table-cell table:style-name="ce3" office:value-type="string" calcext:value-type="string">
            <text:p>生質能及廢棄物</text:p>
          </table:table-cell>
          <table:table-cell table:style-name="ce3" office:value-type="string" calcext:value-type="string">
            <text:p>電力</text:p>
          </table:table-cell>
          <table:table-cell table:style-name="ce3" office:value-type="string" calcext:value-type="string">
            <text:p>熱能</text:p>
          </table:table-cell>
          <table:table-cell table:style-name="ce32" table:number-columns-repeated="1014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5"/>
          <table:table-cell table:style-name="ce20" office:value-type="float" office:value="23327349.9521769" calcext:value-type="float">
            <text:p><text:s/>23,327,350 <text:s/></text:p>
          </table:table-cell>
          <table:table-cell table:style-name="ce24" office:value-type="float" office:value="6001425.59535618" calcext:value-type="float">
            <text:p><text:s/>6,001,426 <text:s/></text:p>
          </table:table-cell>
          <table:table-cell table:style-name="ce24" office:value-type="float" office:value="6927989.90683603" calcext:value-type="float">
            <text:p><text:s/>6,927,990 <text:s/></text:p>
          </table:table-cell>
          <table:table-cell table:style-name="ce24" office:value-type="float" office:value="976299.052062274" calcext:value-type="float">
            <text:p><text:s/>976,299 <text:s/></text:p>
          </table:table-cell>
          <table:table-cell table:style-name="ce24" office:value-type="float" office:value="408236.152132029" calcext:value-type="float">
            <text:p><text:s/>408,236 <text:s/></text:p>
          </table:table-cell>
          <table:table-cell table:style-name="ce24" office:value-type="float" office:value="8985165.96712371" calcext:value-type="float">
            <text:p><text:s/>8,985,166 <text:s/></text:p>
          </table:table-cell>
          <table:table-cell table:style-name="ce28" office:value-type="float" office:value="28233.2786666667" calcext:value-type="float">
            <text:p><text:s/>28,233 <text:s/></text:p>
          </table:table-cell>
          <table:table-cell table:style-name="ce33"/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6"/>
          <table:table-cell table:style-name="ce21" office:value-type="float" office:value="23831681.7185419" calcext:value-type="float">
            <text:p><text:s/>23,831,682 <text:s/></text:p>
          </table:table-cell>
          <table:table-cell table:style-name="ce25" office:value-type="float" office:value="5803660.65836995" calcext:value-type="float">
            <text:p><text:s/>5,803,661 <text:s/></text:p>
          </table:table-cell>
          <table:table-cell table:style-name="ce25" office:value-type="float" office:value="6636610.21264477" calcext:value-type="float">
            <text:p><text:s/>6,636,610 <text:s/></text:p>
          </table:table-cell>
          <table:table-cell table:style-name="ce25" office:value-type="float" office:value="820980.990339942" calcext:value-type="float">
            <text:p><text:s/>820,981 <text:s/></text:p>
          </table:table-cell>
          <table:table-cell table:style-name="ce25" office:value-type="float" office:value="448276.764945012" calcext:value-type="float">
            <text:p><text:s/>448,277 <text:s/></text:p>
          </table:table-cell>
          <table:table-cell table:style-name="ce25" office:value-type="float" office:value="9486203.99866445" calcext:value-type="float">
            <text:p><text:s/>9,486,204 <text:s/></text:p>
          </table:table-cell>
          <table:table-cell table:style-name="ce29" office:value-type="float" office:value="635949.093577778" calcext:value-type="float">
            <text:p><text:s/>635,949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6"/>
          <table:table-cell table:style-name="ce21" office:value-type="float" office:value="24879621.3451243" calcext:value-type="float">
            <text:p><text:s/>24,879,621 <text:s/></text:p>
          </table:table-cell>
          <table:table-cell table:style-name="ce25" office:value-type="float" office:value="6095894.43010186" calcext:value-type="float">
            <text:p><text:s/>6,095,894 <text:s/></text:p>
          </table:table-cell>
          <table:table-cell table:style-name="ce25" office:value-type="float" office:value="6393427.75665682" calcext:value-type="float">
            <text:p><text:s/>6,393,428 <text:s/></text:p>
          </table:table-cell>
          <table:table-cell table:style-name="ce25" office:value-type="float" office:value="916147.943508819" calcext:value-type="float">
            <text:p><text:s/>916,148 <text:s/></text:p>
          </table:table-cell>
          <table:table-cell table:style-name="ce25" office:value-type="float" office:value="462238.103107899" calcext:value-type="float">
            <text:p><text:s/>462,238 <text:s/></text:p>
          </table:table-cell>
          <table:table-cell table:style-name="ce25" office:value-type="float" office:value="10180943.9539711" calcext:value-type="float">
            <text:p><text:s/>10,180,944 <text:s/></text:p>
          </table:table-cell>
          <table:table-cell table:style-name="ce29" office:value-type="float" office:value="830969.157777778" calcext:value-type="float">
            <text:p><text:s/>830,969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6"/>
          <table:table-cell table:style-name="ce21" office:value-type="float" office:value="25068340.5323588" calcext:value-type="float">
            <text:p><text:s/>25,068,341 <text:s/></text:p>
          </table:table-cell>
          <table:table-cell table:style-name="ce25" office:value-type="float" office:value="6112266.18569248" calcext:value-type="float">
            <text:p><text:s/>6,112,266 <text:s/></text:p>
          </table:table-cell>
          <table:table-cell table:style-name="ce25" office:value-type="float" office:value="6200154.33117529" calcext:value-type="float">
            <text:p><text:s/>6,200,154 <text:s/></text:p>
          </table:table-cell>
          <table:table-cell table:style-name="ce25" office:value-type="float" office:value="911064.668577319" calcext:value-type="float">
            <text:p><text:s/>911,065 <text:s/></text:p>
          </table:table-cell>
          <table:table-cell table:style-name="ce25" office:value-type="float" office:value="474890.538647065" calcext:value-type="float">
            <text:p><text:s/>474,891 <text:s/></text:p>
          </table:table-cell>
          <table:table-cell table:style-name="ce25" office:value-type="float" office:value="10462633.9402444" calcext:value-type="float">
            <text:p><text:s/>10,462,634 <text:s/></text:p>
          </table:table-cell>
          <table:table-cell table:style-name="ce29" office:value-type="float" office:value="907330.868022222" calcext:value-type="float">
            <text:p><text:s/>907,331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6"/>
          <table:table-cell table:style-name="ce21" office:value-type="float" office:value="26057563.4492866" calcext:value-type="float">
            <text:p><text:s/>26,057,563 <text:s/></text:p>
          </table:table-cell>
          <table:table-cell table:style-name="ce25" office:value-type="float" office:value="6429277.38243813" calcext:value-type="float">
            <text:p><text:s/>6,429,277 <text:s/></text:p>
          </table:table-cell>
          <table:table-cell table:style-name="ce25" office:value-type="float" office:value="6177111.4351255" calcext:value-type="float">
            <text:p><text:s/>6,177,111 <text:s/></text:p>
          </table:table-cell>
          <table:table-cell table:style-name="ce25" office:value-type="float" office:value="948756.097347514" calcext:value-type="float">
            <text:p><text:s/>948,756 <text:s/></text:p>
          </table:table-cell>
          <table:table-cell table:style-name="ce25" office:value-type="float" office:value="491234.435591038" calcext:value-type="float">
            <text:p><text:s/>491,234 <text:s/></text:p>
          </table:table-cell>
          <table:table-cell table:style-name="ce25" office:value-type="float" office:value="10941214.7689178" calcext:value-type="float">
            <text:p><text:s/>10,941,215 <text:s/></text:p>
          </table:table-cell>
          <table:table-cell table:style-name="ce29" office:value-type="float" office:value="1069969.32986667" calcext:value-type="float">
            <text:p><text:s/>1,069,969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6"/>
          <table:table-cell table:style-name="ce21" office:value-type="float" office:value="26754194.7892524" calcext:value-type="float">
            <text:p><text:s/>26,754,195 <text:s/></text:p>
          </table:table-cell>
          <table:table-cell table:style-name="ce25" office:value-type="float" office:value="6399057.52947725" calcext:value-type="float">
            <text:p><text:s/>6,399,058 <text:s/></text:p>
          </table:table-cell>
          <table:table-cell table:style-name="ce25" office:value-type="float" office:value="5925912.85695647" calcext:value-type="float">
            <text:p><text:s/>5,925,913 <text:s/></text:p>
          </table:table-cell>
          <table:table-cell table:style-name="ce25" office:value-type="float" office:value="973214.44540786" calcext:value-type="float">
            <text:p><text:s/>973,214 <text:s/></text:p>
          </table:table-cell>
          <table:table-cell table:style-name="ce25" office:value-type="float" office:value="494030.302450833" calcext:value-type="float">
            <text:p><text:s/>494,030 <text:s/></text:p>
          </table:table-cell>
          <table:table-cell table:style-name="ce25" office:value-type="float" office:value="11506664.4080044" calcext:value-type="float">
            <text:p><text:s/>11,506,664 <text:s/></text:p>
          </table:table-cell>
          <table:table-cell table:style-name="ce29" office:value-type="float" office:value="1455315.24695556" calcext:value-type="float">
            <text:p><text:s/>1,455,315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6"/>
          <table:table-cell table:style-name="ce21" office:value-type="float" office:value="24967410.6533401" calcext:value-type="float">
            <text:p><text:s/>24,967,411 <text:s/></text:p>
          </table:table-cell>
          <table:table-cell table:style-name="ce25" office:value-type="float" office:value="5974584.80048833" calcext:value-type="float">
            <text:p><text:s/>5,974,585 <text:s/></text:p>
          </table:table-cell>
          <table:table-cell table:style-name="ce25" office:value-type="float" office:value="4984801.59396621" calcext:value-type="float">
            <text:p><text:s/>4,984,802 <text:s/></text:p>
          </table:table-cell>
          <table:table-cell table:style-name="ce25" office:value-type="float" office:value="923385.42589185" calcext:value-type="float">
            <text:p><text:s/>923,385 <text:s/></text:p>
          </table:table-cell>
          <table:table-cell table:style-name="ce25" office:value-type="float" office:value="508604.190873663" calcext:value-type="float">
            <text:p><text:s/>508,604 <text:s/></text:p>
          </table:table-cell>
          <table:table-cell table:style-name="ce25" office:value-type="float" office:value="11286462.8541422" calcext:value-type="float">
            <text:p><text:s/>11,286,463 <text:s/></text:p>
          </table:table-cell>
          <table:table-cell table:style-name="ce29" office:value-type="float" office:value="1289571.78797778" calcext:value-type="float">
            <text:p><text:s/>1,289,572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6"/>
          <table:table-cell table:style-name="ce21" office:value-type="float" office:value="23560867.2142882" calcext:value-type="float">
            <text:p><text:s/>23,560,867 <text:s/></text:p>
          </table:table-cell>
          <table:table-cell table:style-name="ce25" office:value-type="float" office:value="5698777.17901048" calcext:value-type="float">
            <text:p><text:s/>5,698,777 <text:s/></text:p>
          </table:table-cell>
          <table:table-cell table:style-name="ce25" office:value-type="float" office:value="4489903.52336992" calcext:value-type="float">
            <text:p><text:s/>4,489,904 <text:s/></text:p>
          </table:table-cell>
          <table:table-cell table:style-name="ce25" office:value-type="float" office:value="919500.056141163" calcext:value-type="float">
            <text:p><text:s/>919,500 <text:s/></text:p>
          </table:table-cell>
          <table:table-cell table:style-name="ce25" office:value-type="float" office:value="464473.703822215" calcext:value-type="float">
            <text:p><text:s/>464,474 <text:s/></text:p>
          </table:table-cell>
          <table:table-cell table:style-name="ce25" office:value-type="float" office:value="10581028.4331444" calcext:value-type="float">
            <text:p><text:s/>10,581,028 <text:s/></text:p>
          </table:table-cell>
          <table:table-cell table:style-name="ce29" office:value-type="float" office:value="1407184.3188" calcext:value-type="float">
            <text:p><text:s/>1,407,184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6"/>
          <table:table-cell table:style-name="ce21" office:value-type="float" office:value="26471838.4719423" calcext:value-type="float">
            <text:p><text:s/>26,471,838 <text:s/></text:p>
          </table:table-cell>
          <table:table-cell table:style-name="ce25" office:value-type="float" office:value="6597348.64512422" calcext:value-type="float">
            <text:p><text:s/>6,597,349 <text:s/></text:p>
          </table:table-cell>
          <table:table-cell table:style-name="ce25" office:value-type="float" office:value="4689270.81224754" calcext:value-type="float">
            <text:p><text:s/>4,689,271 <text:s/></text:p>
          </table:table-cell>
          <table:table-cell table:style-name="ce25" office:value-type="float" office:value="1143078.82236315" calcext:value-type="float">
            <text:p><text:s/>1,143,079 <text:s/></text:p>
          </table:table-cell>
          <table:table-cell table:style-name="ce25" office:value-type="float" office:value="512950.610207403" calcext:value-type="float">
            <text:p><text:s/>512,951 <text:s/></text:p>
          </table:table-cell>
          <table:table-cell table:style-name="ce25" office:value-type="float" office:value="11968064.6521333" calcext:value-type="float">
            <text:p><text:s/>11,968,065 <text:s/></text:p>
          </table:table-cell>
          <table:table-cell table:style-name="ce29" office:value-type="float" office:value="1561124.92986667" calcext:value-type="float">
            <text:p><text:s/>1,561,125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6"/>
          <table:table-cell table:style-name="ce21" office:value-type="float" office:value="27005360.0223146" calcext:value-type="float">
            <text:p><text:s/>27,005,360 <text:s/></text:p>
          </table:table-cell>
          <table:table-cell table:style-name="ce25" office:value-type="float" office:value="7184623.39884927" calcext:value-type="float">
            <text:p><text:s/>7,184,623 <text:s/></text:p>
          </table:table-cell>
          <table:table-cell table:style-name="ce25" office:value-type="float" office:value="4122774.94620561" calcext:value-type="float">
            <text:p><text:s/>4,122,775 <text:s/></text:p>
          </table:table-cell>
          <table:table-cell table:style-name="ce25" office:value-type="float" office:value="1434073.70090768" calcext:value-type="float">
            <text:p><text:s/>1,434,074 <text:s/></text:p>
          </table:table-cell>
          <table:table-cell table:style-name="ce25" office:value-type="float" office:value="488411.096025403" calcext:value-type="float">
            <text:p><text:s/>488,411 <text:s/></text:p>
          </table:table-cell>
          <table:table-cell table:style-name="ce25" office:value-type="float" office:value="12315500.2545711" calcext:value-type="float">
            <text:p><text:s/>12,315,500 <text:s/></text:p>
          </table:table-cell>
          <table:table-cell table:style-name="ce29" office:value-type="float" office:value="1459976.62575556" calcext:value-type="float">
            <text:p><text:s/>1,459,977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6"/>
          <table:table-cell table:style-name="ce21" office:value-type="float" office:value="26661372.6686876" calcext:value-type="float">
            <text:p><text:s/>26,661,373 <text:s/></text:p>
          </table:table-cell>
          <table:table-cell table:style-name="ce25" office:value-type="float" office:value="7027252.44055159" calcext:value-type="float">
            <text:p><text:s/>7,027,252 <text:s/></text:p>
          </table:table-cell>
          <table:table-cell table:style-name="ce25" office:value-type="float" office:value="3485235.9121913" calcext:value-type="float">
            <text:p><text:s/>3,485,236 <text:s/></text:p>
          </table:table-cell>
          <table:table-cell table:style-name="ce25" office:value-type="float" office:value="1800852.69361292" calcext:value-type="float">
            <text:p><text:s/>1,800,853 <text:s/></text:p>
          </table:table-cell>
          <table:table-cell table:style-name="ce25" office:value-type="float" office:value="466077.307185123" calcext:value-type="float">
            <text:p><text:s/>466,077 <text:s/></text:p>
          </table:table-cell>
          <table:table-cell table:style-name="ce25" office:value-type="float" office:value="12376456.3133467" calcext:value-type="float">
            <text:p><text:s/>12,376,456 <text:s/></text:p>
          </table:table-cell>
          <table:table-cell table:style-name="ce29" office:value-type="float" office:value="1505498.0018" calcext:value-type="float">
            <text:p><text:s/>1,505,498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6"/>
          <table:table-cell table:style-name="ce21" office:value-type="float" office:value="27254229.5415759" calcext:value-type="float">
            <text:p><text:s/>27,254,230 <text:s/></text:p>
          </table:table-cell>
          <table:table-cell table:style-name="ce25" office:value-type="float" office:value="7517896.69170516" calcext:value-type="float">
            <text:p><text:s/>7,517,897 <text:s/></text:p>
          </table:table-cell>
          <table:table-cell table:style-name="ce25" office:value-type="float" office:value="3147424.66763188" calcext:value-type="float">
            <text:p><text:s/>3,147,425 <text:s/></text:p>
          </table:table-cell>
          <table:table-cell table:style-name="ce25" office:value-type="float" office:value="1960367.40513657" calcext:value-type="float">
            <text:p><text:s/>1,960,367 <text:s/></text:p>
          </table:table-cell>
          <table:table-cell table:style-name="ce25" office:value-type="float" office:value="467825.880568943" calcext:value-type="float">
            <text:p><text:s/>467,826 <text:s/></text:p>
          </table:table-cell>
          <table:table-cell table:style-name="ce25" office:value-type="float" office:value="12729426.2784667" calcext:value-type="float">
            <text:p><text:s/>12,729,426 <text:s/></text:p>
          </table:table-cell>
          <table:table-cell table:style-name="ce29" office:value-type="float" office:value="1431288.61806667" calcext:value-type="float">
            <text:p><text:s/>1,431,289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6"/>
          <table:table-cell table:style-name="ce21" office:value-type="float" office:value="26915796.2741882" calcext:value-type="float">
            <text:p><text:s/>26,915,796 <text:s/></text:p>
          </table:table-cell>
          <table:table-cell table:style-name="ce25" office:value-type="float" office:value="7042097.0884489" calcext:value-type="float">
            <text:p><text:s/>7,042,097 <text:s/></text:p>
          </table:table-cell>
          <table:table-cell table:style-name="ce25" office:value-type="float" office:value="2776087.62333093" calcext:value-type="float">
            <text:p><text:s/>2,776,088 <text:s/></text:p>
          </table:table-cell>
          <table:table-cell table:style-name="ce25" office:value-type="float" office:value="2161413.13995102" calcext:value-type="float">
            <text:p><text:s/>2,161,413 <text:s/></text:p>
          </table:table-cell>
          <table:table-cell table:style-name="ce25" office:value-type="float" office:value="487602.654799617" calcext:value-type="float">
            <text:p><text:s/>487,603 <text:s/></text:p>
          </table:table-cell>
          <table:table-cell table:style-name="ce25" office:value-type="float" office:value="13035169.3258133" calcext:value-type="float">
            <text:p><text:s/>13,035,169 <text:s/></text:p>
          </table:table-cell>
          <table:table-cell table:style-name="ce29" office:value-type="float" office:value="1413426.44184444" calcext:value-type="float">
            <text:p><text:s/>1,413,426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6"/>
          <table:table-cell table:style-name="ce21" office:value-type="float" office:value="26337275.341791" calcext:value-type="float">
            <text:p><text:s/>26,337,275 <text:s/></text:p>
          </table:table-cell>
          <table:table-cell table:style-name="ce25" office:value-type="float" office:value="7008341.60104638" calcext:value-type="float">
            <text:p><text:s/>7,008,342 <text:s/></text:p>
          </table:table-cell>
          <table:table-cell table:style-name="ce25" office:value-type="float" office:value="2279769.9499039" calcext:value-type="float">
            <text:p><text:s/>2,279,770 <text:s/></text:p>
          </table:table-cell>
          <table:table-cell table:style-name="ce25" office:value-type="float" office:value="2325379.43719576" calcext:value-type="float">
            <text:p><text:s/>2,325,379 <text:s/></text:p>
          </table:table-cell>
          <table:table-cell table:style-name="ce25" office:value-type="float" office:value="495004.184173837" calcext:value-type="float">
            <text:p><text:s/>495,004 <text:s/></text:p>
          </table:table-cell>
          <table:table-cell table:style-name="ce25" office:value-type="float" office:value="12871380.7197156" calcext:value-type="float">
            <text:p><text:s/>12,871,381 <text:s/></text:p>
          </table:table-cell>
          <table:table-cell table:style-name="ce29" office:value-type="float" office:value="1357399.44975556" calcext:value-type="float">
            <text:p><text:s/>1,357,399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6"/>
          <table:table-cell table:style-name="ce21" office:value-type="float" office:value="26597846.2564737" calcext:value-type="float">
            <text:p><text:s/>26,597,846 <text:s/></text:p>
          </table:table-cell>
          <table:table-cell table:style-name="ce25" office:value-type="float" office:value="7173559.90909191" calcext:value-type="float">
            <text:p><text:s/>7,173,560 <text:s/></text:p>
          </table:table-cell>
          <table:table-cell table:style-name="ce25" office:value-type="float" office:value="2057867.93794648" calcext:value-type="float">
            <text:p><text:s/>2,057,868 <text:s/></text:p>
          </table:table-cell>
          <table:table-cell table:style-name="ce25" office:value-type="float" office:value="2505543.85661001" calcext:value-type="float">
            <text:p><text:s/>2,505,544 <text:s/></text:p>
          </table:table-cell>
          <table:table-cell table:style-name="ce25" office:value-type="float" office:value="456925.745871975" calcext:value-type="float">
            <text:p><text:s/>456,926 <text:s/></text:p>
          </table:table-cell>
          <table:table-cell table:style-name="ce25" office:value-type="float" office:value="13080606.8334644" calcext:value-type="float">
            <text:p><text:s/>13,080,607 <text:s/></text:p>
          </table:table-cell>
          <table:table-cell table:style-name="ce29" office:value-type="float" office:value="1323341.97348889" calcext:value-type="float">
            <text:p><text:s/>1,323,342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6"/>
          <table:table-cell table:style-name="ce21" office:value-type="float" office:value="26633911.7460221" calcext:value-type="float">
            <text:p><text:s/>26,633,912 <text:s/></text:p>
          </table:table-cell>
          <table:table-cell table:style-name="ce25" office:value-type="float" office:value="6698135.20818117" calcext:value-type="float">
            <text:p><text:s/>6,698,135 <text:s/></text:p>
          </table:table-cell>
          <table:table-cell table:style-name="ce25" office:value-type="float" office:value="1964140.85191018" calcext:value-type="float">
            <text:p><text:s/>1,964,141 <text:s/></text:p>
          </table:table-cell>
          <table:table-cell table:style-name="ce25" office:value-type="float" office:value="2779987.10001901" calcext:value-type="float">
            <text:p><text:s/>2,779,987 <text:s/></text:p>
          </table:table-cell>
          <table:table-cell table:style-name="ce25" office:value-type="float" office:value="432284.543053982" calcext:value-type="float">
            <text:p><text:s/>432,285 <text:s/></text:p>
          </table:table-cell>
          <table:table-cell table:style-name="ce25" office:value-type="float" office:value="13483996.4419911" calcext:value-type="float">
            <text:p><text:s/>13,483,996 <text:s/></text:p>
          </table:table-cell>
          <table:table-cell table:style-name="ce29" office:value-type="float" office:value="1275367.60086667" calcext:value-type="float">
            <text:p><text:s/>1,275,368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6"/>
          <table:table-cell table:style-name="ce21" office:value-type="float" office:value="27393859.470583" calcext:value-type="float">
            <text:p><text:s/>27,393,859 <text:s/></text:p>
          </table:table-cell>
          <table:table-cell table:style-name="ce25" office:value-type="float" office:value="5544307.91348755" calcext:value-type="float">
            <text:p><text:s/>5,544,308 <text:s/></text:p>
          </table:table-cell>
          <table:table-cell table:style-name="ce25" office:value-type="float" office:value="2020552.32028266" calcext:value-type="float">
            <text:p><text:s/>2,020,552 <text:s/></text:p>
          </table:table-cell>
          <table:table-cell table:style-name="ce25" office:value-type="float" office:value="3077108.99748088" calcext:value-type="float">
            <text:p><text:s/>3,077,109 <text:s/></text:p>
          </table:table-cell>
          <table:table-cell table:style-name="ce25" office:value-type="float" office:value="437107.968564352" calcext:value-type="float">
            <text:p><text:s/>437,108 <text:s/></text:p>
          </table:table-cell>
          <table:table-cell table:style-name="ce25" office:value-type="float" office:value="14234076.8949622" calcext:value-type="float">
            <text:p><text:s/>14,234,077 <text:s/></text:p>
          </table:table-cell>
          <table:table-cell table:style-name="ce29" office:value-type="float" office:value="2080705.37580533" calcext:value-type="float">
            <text:p><text:s/>2,080,705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6"/>
          <table:table-cell table:style-name="ce21" office:value-type="float" office:value="26818675.4152451" calcext:value-type="float">
            <text:p><text:s/>26,818,675 <text:s/></text:p>
          </table:table-cell>
          <table:table-cell table:style-name="ce25" office:value-type="float" office:value="5562428.73320177" calcext:value-type="float">
            <text:p><text:s/>5,562,429 <text:s/></text:p>
          </table:table-cell>
          <table:table-cell table:style-name="ce25" office:value-type="float" office:value="1621788.67458547" calcext:value-type="float">
            <text:p><text:s/>1,621,789 <text:s/></text:p>
          </table:table-cell>
          <table:table-cell table:style-name="ce25" office:value-type="float" office:value="3185232.79702433" calcext:value-type="float">
            <text:p><text:s/>3,185,233 <text:s/></text:p>
          </table:table-cell>
          <table:table-cell table:style-name="ce25" office:value-type="float" office:value="429151.256063332" calcext:value-type="float">
            <text:p><text:s/>429,151 <text:s/></text:p>
          </table:table-cell>
          <table:table-cell table:style-name="ce25" office:value-type="float" office:value="14111177.2239311" calcext:value-type="float">
            <text:p><text:s/>14,111,177 <text:s/></text:p>
          </table:table-cell>
          <table:table-cell table:style-name="ce29" office:value-type="float" office:value="1908896.73043911" calcext:value-type="float">
            <text:p><text:s/>1,908,897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/>
          <table:table-cell table:style-name="ce16"/>
          <table:table-cell table:style-name="ce21"/>
          <table:table-cell table:style-name="ce25" table:number-columns-repeated="5"/>
          <table:table-cell table:style-name="ce29"/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6"/>
          <table:table-cell table:style-name="ce21" office:value-type="float" office:value="2168328.91989692" calcext:value-type="float">
            <text:p><text:s/>2,168,329 <text:s/></text:p>
          </table:table-cell>
          <table:table-cell table:style-name="ce25" office:value-type="float" office:value="471753.21091833" calcext:value-type="float">
            <text:p><text:s/>471,753 <text:s/></text:p>
          </table:table-cell>
          <table:table-cell table:style-name="ce25" office:value-type="float" office:value="111812.604131167" calcext:value-type="float">
            <text:p><text:s/>111,813 <text:s/></text:p>
          </table:table-cell>
          <table:table-cell table:style-name="ce25" office:value-type="float" office:value="260946.085300917" calcext:value-type="float">
            <text:p><text:s/>260,946 <text:s/></text:p>
          </table:table-cell>
          <table:table-cell table:style-name="ce25" office:value-type="float" office:value="39239.4455805063" calcext:value-type="float">
            <text:p><text:s/>39,239 <text:s/></text:p>
          </table:table-cell>
          <table:table-cell table:style-name="ce25" office:value-type="float" office:value="1116834.47171778" calcext:value-type="float">
            <text:p><text:s/>1,116,834 <text:s/></text:p>
          </table:table-cell>
          <table:table-cell table:style-name="ce29" office:value-type="float" office:value="167743.102248222" calcext:value-type="float">
            <text:p><text:s/>167,743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6"/>
          <table:table-cell table:style-name="ce21" office:value-type="float" office:value="2145537.39718244" calcext:value-type="float">
            <text:p><text:s/>2,145,537 <text:s/></text:p>
          </table:table-cell>
          <table:table-cell table:style-name="ce25" office:value-type="float" office:value="464477.99429121" calcext:value-type="float">
            <text:p><text:s/>464,478 <text:s/></text:p>
          </table:table-cell>
          <table:table-cell table:style-name="ce25" office:value-type="float" office:value="109756.945771321" calcext:value-type="float">
            <text:p><text:s/>109,757 <text:s/></text:p>
          </table:table-cell>
          <table:table-cell table:style-name="ce25" office:value-type="float" office:value="275472.543199334" calcext:value-type="float">
            <text:p><text:s/>275,473 <text:s/></text:p>
          </table:table-cell>
          <table:table-cell table:style-name="ce25" office:value-type="float" office:value="38214.4420145713" calcext:value-type="float">
            <text:p><text:s/>38,214 <text:s/></text:p>
          </table:table-cell>
          <table:table-cell table:style-name="ce25" office:value-type="float" office:value="1102957.44148444" calcext:value-type="float">
            <text:p><text:s/>1,102,957 <text:s/></text:p>
          </table:table-cell>
          <table:table-cell table:style-name="ce29" office:value-type="float" office:value="154658.030421556" calcext:value-type="float">
            <text:p><text:s/>154,658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6"/>
          <table:table-cell table:style-name="ce21" office:value-type="float" office:value="2238283.49489411" calcext:value-type="float">
            <text:p><text:s/>2,238,283 <text:s/></text:p>
          </table:table-cell>
          <table:table-cell table:style-name="ce25" office:value-type="float" office:value="452581.002998921" calcext:value-type="float">
            <text:p><text:s/>452,581 <text:s/></text:p>
          </table:table-cell>
          <table:table-cell table:style-name="ce25" office:value-type="float" office:value="108572.747238748" calcext:value-type="float">
            <text:p><text:s/>108,573 <text:s/></text:p>
          </table:table-cell>
          <table:table-cell table:style-name="ce25" office:value-type="float" office:value="290481.544738074" calcext:value-type="float">
            <text:p><text:s/>290,482 <text:s/></text:p>
          </table:table-cell>
          <table:table-cell table:style-name="ce25" office:value-type="float" office:value="40746.187771255" calcext:value-type="float">
            <text:p><text:s/>40,746 <text:s/></text:p>
          </table:table-cell>
          <table:table-cell table:style-name="ce25" office:value-type="float" office:value="1187028.16707778" calcext:value-type="float">
            <text:p><text:s/>1,187,028 <text:s/></text:p>
          </table:table-cell>
          <table:table-cell table:style-name="ce29" office:value-type="float" office:value="158873.845069333" calcext:value-type="float">
            <text:p><text:s/>158,874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6"/>
          <table:table-cell table:style-name="ce21" office:value-type="float" office:value="2157014.16466982" calcext:value-type="float">
            <text:p><text:s/>2,157,014 <text:s/></text:p>
          </table:table-cell>
          <table:table-cell table:style-name="ce25" office:value-type="float" office:value="450616.257545678" calcext:value-type="float">
            <text:p><text:s/>450,616 <text:s/></text:p>
          </table:table-cell>
          <table:table-cell table:style-name="ce25" office:value-type="float" office:value="119153.021497273" calcext:value-type="float">
            <text:p><text:s/>119,153 <text:s/></text:p>
          </table:table-cell>
          <table:table-cell table:style-name="ce25" office:value-type="float" office:value="268429.928272153" calcext:value-type="float">
            <text:p><text:s/>268,430 <text:s/></text:p>
          </table:table-cell>
          <table:table-cell table:style-name="ce25" office:value-type="float" office:value="34729.3757809389" calcext:value-type="float">
            <text:p><text:s/>34,729 <text:s/></text:p>
          </table:table-cell>
          <table:table-cell table:style-name="ce25" office:value-type="float" office:value="1126872.50695778" calcext:value-type="float">
            <text:p><text:s/>1,126,873 <text:s/></text:p>
          </table:table-cell>
          <table:table-cell table:style-name="ce29" office:value-type="float" office:value="157213.074616" calcext:value-type="float">
            <text:p><text:s/>157,213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6"/>
          <table:table-cell table:style-name="ce21" office:value-type="float" office:value="2190726.80842846" calcext:value-type="float">
            <text:p><text:s/>2,190,727 <text:s/></text:p>
          </table:table-cell>
          <table:table-cell table:style-name="ce25" office:value-type="float" office:value="459163.41011325" calcext:value-type="float">
            <text:p><text:s/>459,163 <text:s/></text:p>
          </table:table-cell>
          <table:table-cell table:style-name="ce25" office:value-type="float" office:value="98864.7118160642" calcext:value-type="float">
            <text:p><text:s/>98,865 <text:s/></text:p>
          </table:table-cell>
          <table:table-cell table:style-name="ce25" office:value-type="float" office:value="249183.724152782" calcext:value-type="float">
            <text:p><text:s/>249,184 <text:s/></text:p>
          </table:table-cell>
          <table:table-cell table:style-name="ce25" office:value-type="float" office:value="33312.7781425903" calcext:value-type="float">
            <text:p><text:s/>33,313 <text:s/></text:p>
          </table:table-cell>
          <table:table-cell table:style-name="ce25" office:value-type="float" office:value="1197472.04549111" calcext:value-type="float">
            <text:p><text:s/>1,197,472 <text:s/></text:p>
          </table:table-cell>
          <table:table-cell table:style-name="ce29" office:value-type="float" office:value="152730.138712667" calcext:value-type="float">
            <text:p><text:s/>152,730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6"/>
          <table:table-cell table:style-name="ce21" office:value-type="float" office:value="2211622.02274975" calcext:value-type="float">
            <text:p><text:s/>2,211,622 <text:s/></text:p>
          </table:table-cell>
          <table:table-cell table:style-name="ce25" office:value-type="float" office:value="469143.636142552" calcext:value-type="float">
            <text:p><text:s/>469,144 <text:s/></text:p>
          </table:table-cell>
          <table:table-cell table:style-name="ce25" office:value-type="float" office:value="98641.1976592852" calcext:value-type="float">
            <text:p><text:s/>98,641 <text:s/></text:p>
          </table:table-cell>
          <table:table-cell table:style-name="ce25" office:value-type="float" office:value="257473.252145046" calcext:value-type="float">
            <text:p><text:s/>257,473 <text:s/></text:p>
          </table:table-cell>
          <table:table-cell table:style-name="ce25" office:value-type="float" office:value="33714.4911381975" calcext:value-type="float">
            <text:p><text:s/>33,714 <text:s/></text:p>
          </table:table-cell>
          <table:table-cell table:style-name="ce25" office:value-type="float" office:value="1201616.20221556" calcext:value-type="float">
            <text:p><text:s/>1,201,616 <text:s/></text:p>
          </table:table-cell>
          <table:table-cell table:style-name="ce29" office:value-type="float" office:value="151033.243449111" calcext:value-type="float">
            <text:p><text:s/>151,033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6"/>
          <table:table-cell table:style-name="ce21" office:value-type="float" office:value="2286585.18811087" calcext:value-type="float">
            <text:p><text:s/>2,286,585 <text:s/></text:p>
          </table:table-cell>
          <table:table-cell table:style-name="ce25" office:value-type="float" office:value="440700.700982579" calcext:value-type="float">
            <text:p><text:s/>440,701 <text:s/></text:p>
          </table:table-cell>
          <table:table-cell table:style-name="ce25" office:value-type="float" office:value="109647.685448825" calcext:value-type="float">
            <text:p><text:s/>109,648 <text:s/></text:p>
          </table:table-cell>
          <table:table-cell table:style-name="ce25" office:value-type="float" office:value="269568.42262809" calcext:value-type="float">
            <text:p><text:s/>269,568 <text:s/></text:p>
          </table:table-cell>
          <table:table-cell table:style-name="ce25" office:value-type="float" office:value="37010.0464273732" calcext:value-type="float">
            <text:p><text:s/>37,010 <text:s/></text:p>
          </table:table-cell>
          <table:table-cell table:style-name="ce25" office:value-type="float" office:value="1270218.20021111" calcext:value-type="float">
            <text:p><text:s/>1,270,218 <text:s/></text:p>
          </table:table-cell>
          <table:table-cell table:style-name="ce29" office:value-type="float" office:value="159440.132412889" calcext:value-type="float">
            <text:p><text:s/>159,440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6"/>
          <table:table-cell table:style-name="ce21" office:value-type="float" office:value="2277624.82339032" calcext:value-type="float">
            <text:p><text:s/>2,277,625 <text:s/></text:p>
          </table:table-cell>
          <table:table-cell table:style-name="ce25" office:value-type="float" office:value="451402.976393895" calcext:value-type="float">
            <text:p><text:s/>451,403 <text:s/></text:p>
          </table:table-cell>
          <table:table-cell table:style-name="ce25" office:value-type="float" office:value="108893.718704284" calcext:value-type="float">
            <text:p><text:s/>108,894 <text:s/></text:p>
          </table:table-cell>
          <table:table-cell table:style-name="ce25" office:value-type="float" office:value="278640.901248274" calcext:value-type="float">
            <text:p><text:s/>278,641 <text:s/></text:p>
          </table:table-cell>
          <table:table-cell table:style-name="ce25" office:value-type="float" office:value="31027.8703196487" calcext:value-type="float">
            <text:p><text:s/>31,028 <text:s/></text:p>
          </table:table-cell>
          <table:table-cell table:style-name="ce25" office:value-type="float" office:value="1252410.17304444" calcext:value-type="float">
            <text:p><text:s/>1,252,410 <text:s/></text:p>
          </table:table-cell>
          <table:table-cell table:style-name="ce29" office:value-type="float" office:value="155249.183679778" calcext:value-type="float">
            <text:p><text:s/>155,249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6"/>
          <table:table-cell table:style-name="ce21" office:value-type="float" office:value="2249446.86758121" calcext:value-type="float">
            <text:p><text:s/>2,249,447 <text:s/></text:p>
          </table:table-cell>
          <table:table-cell table:style-name="ce25" office:value-type="float" office:value="424464.365872086" calcext:value-type="float">
            <text:p><text:s/>424,464 <text:s/></text:p>
          </table:table-cell>
          <table:table-cell table:style-name="ce25" office:value-type="float" office:value="118555.768925391" calcext:value-type="float">
            <text:p><text:s/>118,556 <text:s/></text:p>
          </table:table-cell>
          <table:table-cell table:style-name="ce25" office:value-type="float" office:value="284261.209360678" calcext:value-type="float">
            <text:p><text:s/>284,261 <text:s/></text:p>
          </table:table-cell>
          <table:table-cell table:style-name="ce25" office:value-type="float" office:value="31398.7351657177" calcext:value-type="float">
            <text:p><text:s/>31,399 <text:s/></text:p>
          </table:table-cell>
          <table:table-cell table:style-name="ce25" office:value-type="float" office:value="1238909.30040889" calcext:value-type="float">
            <text:p><text:s/>1,238,909 <text:s/></text:p>
          </table:table-cell>
          <table:table-cell table:style-name="ce29" office:value-type="float" office:value="151857.487848444" calcext:value-type="float">
            <text:p><text:s/>151,857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6"/>
          <table:table-cell table:style-name="ce21" office:value-type="float" office:value="2310578.22388353" calcext:value-type="float">
            <text:p><text:s/>2,310,578 <text:s/></text:p>
          </table:table-cell>
          <table:table-cell table:style-name="ce25" office:value-type="float" office:value="461618.667652097" calcext:value-type="float">
            <text:p><text:s/>461,619 <text:s/></text:p>
          </table:table-cell>
          <table:table-cell table:style-name="ce25" office:value-type="float" office:value="113758.361314587" calcext:value-type="float">
            <text:p><text:s/>113,758 <text:s/></text:p>
          </table:table-cell>
          <table:table-cell table:style-name="ce25" office:value-type="float" office:value="287695.069285908" calcext:value-type="float">
            <text:p><text:s/>287,695 <text:s/></text:p>
          </table:table-cell>
          <table:table-cell table:style-name="ce25" office:value-type="float" office:value="34430.666999165" calcext:value-type="float">
            <text:p><text:s/>34,431 <text:s/></text:p>
          </table:table-cell>
          <table:table-cell table:style-name="ce25" office:value-type="float" office:value="1242614.13712222" calcext:value-type="float">
            <text:p><text:s/>1,242,614 <text:s/></text:p>
          </table:table-cell>
          <table:table-cell table:style-name="ce29" office:value-type="float" office:value="170461.321509556" calcext:value-type="float">
            <text:p><text:s/>170,461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6"/>
          <table:table-cell table:style-name="ce21" office:value-type="float" office:value="2245888.34433141" calcext:value-type="float">
            <text:p><text:s/>2,245,888 <text:s/></text:p>
          </table:table-cell>
          <table:table-cell table:style-name="ce25" office:value-type="float" office:value="415822.934517504" calcext:value-type="float">
            <text:p><text:s/>415,823 <text:s/></text:p>
          </table:table-cell>
          <table:table-cell table:style-name="ce25" office:value-type="float" office:value="120342.564490827" calcext:value-type="float">
            <text:p><text:s/>120,343 <text:s/></text:p>
          </table:table-cell>
          <table:table-cell table:style-name="ce25" office:value-type="float" office:value="290286.80663167" calcext:value-type="float">
            <text:p><text:s/>290,287 <text:s/></text:p>
          </table:table-cell>
          <table:table-cell table:style-name="ce25" office:value-type="float" office:value="33933.0212447398" calcext:value-type="float">
            <text:p><text:s/>33,933 <text:s/></text:p>
          </table:table-cell>
          <table:table-cell table:style-name="ce25" office:value-type="float" office:value="1219630.14023333" calcext:value-type="float">
            <text:p><text:s/>1,219,630 <text:s/></text:p>
          </table:table-cell>
          <table:table-cell table:style-name="ce29" office:value-type="float" office:value="165872.877213333" calcext:value-type="float">
            <text:p><text:s/>165,873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6"/>
          <table:table-cell table:style-name="ce21" office:value-type="float" office:value="24481636.2551188" calcext:value-type="float">
            <text:p><text:s/>24,481,636 <text:s/></text:p>
          </table:table-cell>
          <table:table-cell table:style-name="ce25" office:value-type="float" office:value="4961745.15742811" calcext:value-type="float">
            <text:p><text:s/>4,961,745 <text:s/></text:p>
          </table:table-cell>
          <table:table-cell table:style-name="ce25" office:value-type="float" office:value="1217999.32699777" calcext:value-type="float">
            <text:p><text:s/>1,217,999 <text:s/></text:p>
          </table:table-cell>
          <table:table-cell table:style-name="ce25" office:value-type="float" office:value="3012439.48696293" calcext:value-type="float">
            <text:p><text:s/>3,012,439 <text:s/></text:p>
          </table:table-cell>
          <table:table-cell table:style-name="ce25" office:value-type="float" office:value="387757.060584704" calcext:value-type="float">
            <text:p><text:s/>387,757 <text:s/></text:p>
          </table:table-cell>
          <table:table-cell table:style-name="ce25" office:value-type="float" office:value="13156562.7859644" calcext:value-type="float">
            <text:p><text:s/>13,156,563 <text:s/></text:p>
          </table:table-cell>
          <table:table-cell table:style-name="ce29" office:value-type="float" office:value="1745132.43718089" calcext:value-type="float">
            <text:p><text:s/>1,745,132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6"/>
          <table:table-cell table:style-name="ce21" office:value-type="float" office:value="2395788.50989987" calcext:value-type="float">
            <text:p><text:s/>2,395,789 <text:s/></text:p>
          </table:table-cell>
          <table:table-cell table:style-name="ce25" office:value-type="float" office:value="491629.125402748" calcext:value-type="float">
            <text:p><text:s/>491,629 <text:s/></text:p>
          </table:table-cell>
          <table:table-cell table:style-name="ce25" office:value-type="float" office:value="127347.181734081" calcext:value-type="float">
            <text:p><text:s/>127,347 <text:s/></text:p>
          </table:table-cell>
          <table:table-cell table:style-name="ce25" office:value-type="float" office:value="306227.897395026" calcext:value-type="float">
            <text:p><text:s/>306,228 <text:s/></text:p>
          </table:table-cell>
          <table:table-cell table:style-name="ce25" office:value-type="float" office:value="41331.9466417903" calcext:value-type="float">
            <text:p><text:s/>41,332 <text:s/></text:p>
          </table:table-cell>
          <table:table-cell table:style-name="ce25" office:value-type="float" office:value="1247696.94218444" calcext:value-type="float">
            <text:p><text:s/>1,247,697 <text:s/></text:p>
          </table:table-cell>
          <table:table-cell table:style-name="ce29" office:value-type="float" office:value="181555.416541778" calcext:value-type="float">
            <text:p><text:s/>181,555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6"/>
          <table:table-cell table:style-name="ce21" office:value-type="float" office:value="26877424.7650187" calcext:value-type="float">
            <text:p><text:s/>26,877,425 <text:s/></text:p>
          </table:table-cell>
          <table:table-cell table:style-name="ce25" office:value-type="float" office:value="5453374.28283085" calcext:value-type="float">
            <text:p><text:s/>5,453,374 <text:s/></text:p>
          </table:table-cell>
          <table:table-cell table:style-name="ce25" office:value-type="float" office:value="1345346.50873185" calcext:value-type="float">
            <text:p><text:s/>1,345,347 <text:s/></text:p>
          </table:table-cell>
          <table:table-cell table:style-name="ce25" office:value-type="float" office:value="3318667.38435795" calcext:value-type="float">
            <text:p><text:s/>3,318,667 <text:s/></text:p>
          </table:table-cell>
          <table:table-cell table:style-name="ce25" office:value-type="float" office:value="429089.007226494" calcext:value-type="float">
            <text:p><text:s/>429,089 <text:s/></text:p>
          </table:table-cell>
          <table:table-cell table:style-name="ce25" office:value-type="float" office:value="14404259.7281489" calcext:value-type="float">
            <text:p><text:s/>14,404,260 <text:s/></text:p>
          </table:table-cell>
          <table:table-cell table:style-name="ce29" office:value-type="float" office:value="1926687.85372267" calcext:value-type="float">
            <text:p><text:s/>1,926,688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/>
          <table:table-cell table:style-name="ce16"/>
          <table:table-cell table:style-name="ce21"/>
          <table:table-cell table:style-name="ce25" table:number-columns-repeated="5"/>
          <table:table-cell table:style-name="ce29"/>
          <table:table-cell table:number-columns-repeated="1014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6"/>
          <table:table-cell table:style-name="ce21" office:value-type="float" office:value="2389217.58377646" calcext:value-type="float">
            <text:p><text:s/>2,389,218 <text:s/></text:p>
          </table:table-cell>
          <table:table-cell table:style-name="ce25" office:value-type="float" office:value="511088.491519786" calcext:value-type="float">
            <text:p><text:s/>511,088 <text:s/></text:p>
          </table:table-cell>
          <table:table-cell table:style-name="ce25" office:value-type="float" office:value="113608.185783585" calcext:value-type="float">
            <text:p><text:s/>113,608 <text:s/></text:p>
          </table:table-cell>
          <table:table-cell table:style-name="ce25" office:value-type="float" office:value="321516.753519887" calcext:value-type="float">
            <text:p><text:s/>321,517 <text:s/></text:p>
          </table:table-cell>
          <table:table-cell table:style-name="ce25" office:value-type="float" office:value="43468.1246503114" calcext:value-type="float">
            <text:p><text:s/>43,468 <text:s/></text:p>
          </table:table-cell>
          <table:table-cell table:style-name="ce25" office:value-type="float" office:value="1223361.56585333" calcext:value-type="float">
            <text:p><text:s/>1,223,362 <text:s/></text:p>
          </table:table-cell>
          <table:table-cell table:style-name="ce29" office:value-type="float" office:value="176174.462449556" calcext:value-type="float">
            <text:p><text:s/>176,174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6"/>
          <table:table-cell table:style-name="ce21" office:value-type="float" office:value="2109304.77464533" calcext:value-type="float">
            <text:p><text:s/>2,109,305 <text:s/></text:p>
          </table:table-cell>
          <table:table-cell table:style-name="ce25" office:value-type="float" office:value="473201.156234477" calcext:value-type="float">
            <text:p><text:s/>473,201 <text:s/></text:p>
          </table:table-cell>
          <table:table-cell table:style-name="ce25" office:value-type="float" office:value="101524.258298776" calcext:value-type="float">
            <text:p><text:s/>101,524 <text:s/></text:p>
          </table:table-cell>
          <table:table-cell table:style-name="ce25" office:value-type="float" office:value="263782.540345164" calcext:value-type="float">
            <text:p><text:s/>263,783 <text:s/></text:p>
          </table:table-cell>
          <table:table-cell table:style-name="ce25" office:value-type="float" office:value="36264.1417702512" calcext:value-type="float">
            <text:p><text:s/>36,264 <text:s/></text:p>
          </table:table-cell>
          <table:table-cell table:style-name="ce25" office:value-type="float" office:value="1075150.59679778" calcext:value-type="float">
            <text:p><text:s/>1,075,151 <text:s/></text:p>
          </table:table-cell>
          <table:table-cell table:style-name="ce29" office:value-type="float" office:value="159382.081198889" calcext:value-type="float">
            <text:p><text:s/>159,382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6"/>
          <table:table-cell table:style-name="ce21" office:value-type="float" office:value="2399966.20285071" calcext:value-type="float">
            <text:p><text:s/>2,399,966 <text:s/></text:p>
          </table:table-cell>
          <table:table-cell table:style-name="ce25" office:value-type="float" office:value="457943.89698093" calcext:value-type="float">
            <text:p><text:s/>457,944 <text:s/></text:p>
          </table:table-cell>
          <table:table-cell table:style-name="ce25" office:value-type="float" office:value="128134.040466679" calcext:value-type="float">
            <text:p><text:s/>128,134 <text:s/></text:p>
          </table:table-cell>
          <table:table-cell table:style-name="ce25" office:value-type="float" office:value="326517.620881327" calcext:value-type="float">
            <text:p><text:s/>326,518 <text:s/></text:p>
          </table:table-cell>
          <table:table-cell table:style-name="ce25" office:value-type="float" office:value="39478.1551277729" calcext:value-type="float">
            <text:p><text:s/>39,478 <text:s/></text:p>
          </table:table-cell>
          <table:table-cell table:style-name="ce25" office:value-type="float" office:value="1272812.02146222" calcext:value-type="float">
            <text:p><text:s/>1,272,812 <text:s/></text:p>
          </table:table-cell>
          <table:table-cell table:style-name="ce29" office:value-type="float" office:value="175080.467931778" calcext:value-type="float">
            <text:p><text:s/>175,080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6"/>
          <table:table-cell table:style-name="ce21" office:value-type="float" office:value="2331553.89680402" calcext:value-type="float">
            <text:p><text:s/>2,331,554 <text:s/></text:p>
          </table:table-cell>
          <table:table-cell table:style-name="ce25" office:value-type="float" office:value="458082.935791112" calcext:value-type="float">
            <text:p><text:s/>458,083 <text:s/></text:p>
          </table:table-cell>
          <table:table-cell table:style-name="ce25" office:value-type="float" office:value="125087.18963488" calcext:value-type="float">
            <text:p><text:s/>125,087 <text:s/></text:p>
          </table:table-cell>
          <table:table-cell table:style-name="ce25" office:value-type="float" office:value="309328.396954187" calcext:value-type="float">
            <text:p><text:s/>309,328 <text:s/></text:p>
          </table:table-cell>
          <table:table-cell table:style-name="ce25" office:value-type="float" office:value="34546.4315029514" calcext:value-type="float">
            <text:p><text:s/>34,546 <text:s/></text:p>
          </table:table-cell>
          <table:table-cell table:style-name="ce25" office:value-type="float" office:value="1234991.84111778" calcext:value-type="float">
            <text:p><text:s/>1,234,992 <text:s/></text:p>
          </table:table-cell>
          <table:table-cell table:style-name="ce29" office:value-type="float" office:value="169517.101803111" calcext:value-type="float">
            <text:p><text:s/>169,517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6"/>
          <table:table-cell table:style-name="ce21" office:value-type="float" office:value="2440482.68830118" calcext:value-type="float">
            <text:p><text:s/>2,440,483 <text:s/></text:p>
          </table:table-cell>
          <table:table-cell table:style-name="ce25" office:value-type="float" office:value="472538.576662992" calcext:value-type="float">
            <text:p><text:s/>472,539 <text:s/></text:p>
          </table:table-cell>
          <table:table-cell table:style-name="ce25" office:value-type="float" office:value="115546.653609451" calcext:value-type="float">
            <text:p><text:s/>115,547 <text:s/></text:p>
          </table:table-cell>
          <table:table-cell table:style-name="ce25" office:value-type="float" office:value="314089.451627111" calcext:value-type="float">
            <text:p><text:s/>314,089 <text:s/></text:p>
          </table:table-cell>
          <table:table-cell table:style-name="ce25" office:value-type="float" office:value="35332.7287711824" calcext:value-type="float">
            <text:p><text:s/>35,333 <text:s/></text:p>
          </table:table-cell>
          <table:table-cell table:style-name="ce25" office:value-type="float" office:value="1331401.33931111" calcext:value-type="float">
            <text:p><text:s/>1,331,401 <text:s/></text:p>
          </table:table-cell>
          <table:table-cell table:style-name="ce29" office:value-type="float" office:value="171573.938319333" calcext:value-type="float">
            <text:p><text:s/>171,574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6"/>
          <table:table-cell table:style-name="ce21" office:value-type="float" office:value="2442035.83276594" calcext:value-type="float">
            <text:p><text:s/>2,442,036 <text:s/></text:p>
          </table:table-cell>
          <table:table-cell table:style-name="ce25" office:value-type="float" office:value="485981.798301794" calcext:value-type="float">
            <text:p><text:s/>485,982 <text:s/></text:p>
          </table:table-cell>
          <table:table-cell table:style-name="ce25" office:value-type="float" office:value="116906.4557814" calcext:value-type="float">
            <text:p><text:s/>116,906 <text:s/></text:p>
          </table:table-cell>
          <table:table-cell table:style-name="ce25" office:value-type="float" office:value="317385.82560968" calcext:value-type="float">
            <text:p><text:s/>317,386 <text:s/></text:p>
          </table:table-cell>
          <table:table-cell table:style-name="ce25" office:value-type="float" office:value="36860.8648426261" calcext:value-type="float">
            <text:p><text:s/>36,861 <text:s/></text:p>
          </table:table-cell>
          <table:table-cell table:style-name="ce25" office:value-type="float" office:value="1316899.14555111" calcext:value-type="float">
            <text:p><text:s/>1,316,899 <text:s/></text:p>
          </table:table-cell>
          <table:table-cell table:style-name="ce29" office:value-type="float" office:value="168001.742679333" calcext:value-type="float">
            <text:p><text:s/>168,002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6"/>
          <table:table-cell table:style-name="ce21" office:value-type="float" office:value="2522997.08392302" calcext:value-type="float">
            <text:p><text:s/>2,522,997 <text:s/></text:p>
          </table:table-cell>
          <table:table-cell table:style-name="ce25" office:value-type="float" office:value="492630.73701813" calcext:value-type="float">
            <text:p><text:s/>492,631 <text:s/></text:p>
          </table:table-cell>
          <table:table-cell table:style-name="ce25" office:value-type="float" office:value="117085.934300255" calcext:value-type="float">
            <text:p><text:s/>117,086 <text:s/></text:p>
          </table:table-cell>
          <table:table-cell table:style-name="ce25" office:value-type="float" office:value="324645.653396176" calcext:value-type="float">
            <text:p><text:s/>324,646 <text:s/></text:p>
          </table:table-cell>
          <table:table-cell table:style-name="ce25" office:value-type="float" office:value="36759.3676084613" calcext:value-type="float">
            <text:p><text:s/>36,759 <text:s/></text:p>
          </table:table-cell>
          <table:table-cell table:style-name="ce25" office:value-type="float" office:value="1377426.31229333" calcext:value-type="float">
            <text:p><text:s/>1,377,426 <text:s/></text:p>
          </table:table-cell>
          <table:table-cell table:style-name="ce29" office:value-type="float" office:value="174449.079306667" calcext:value-type="float">
            <text:p><text:s/>174,449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6"/>
          <table:table-cell table:style-name="ce21" office:value-type="float" office:value="2494010.74968163" calcext:value-type="float">
            <text:p><text:s/>2,494,011 <text:s/></text:p>
          </table:table-cell>
          <table:table-cell table:style-name="ce25" office:value-type="float" office:value="483040.967913298" calcext:value-type="float">
            <text:p><text:s/>483,041 <text:s/></text:p>
          </table:table-cell>
          <table:table-cell table:style-name="ce25" office:value-type="float" office:value="111431.099450211" calcext:value-type="float">
            <text:p><text:s/>111,431 <text:s/></text:p>
          </table:table-cell>
          <table:table-cell table:style-name="ce25" office:value-type="float" office:value="327589.790043034" calcext:value-type="float">
            <text:p><text:s/>327,590 <text:s/></text:p>
          </table:table-cell>
          <table:table-cell table:style-name="ce25" office:value-type="float" office:value="35830.1052866414" calcext:value-type="float">
            <text:p><text:s/>35,830 <text:s/></text:p>
          </table:table-cell>
          <table:table-cell table:style-name="ce25" office:value-type="float" office:value="1362672.12018667" calcext:value-type="float">
            <text:p><text:s/>1,362,672 <text:s/></text:p>
          </table:table-cell>
          <table:table-cell table:style-name="ce29" office:value-type="float" office:value="173446.666801778" calcext:value-type="float">
            <text:p><text:s/>173,447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6"/>
          <table:table-cell table:style-name="ce21" office:value-type="float" office:value="2420456.33105505" calcext:value-type="float">
            <text:p><text:s/>2,420,456 <text:s/></text:p>
          </table:table-cell>
          <table:table-cell table:style-name="ce25" office:value-type="float" office:value="468637.660881326" calcext:value-type="float">
            <text:p><text:s/>468,638 <text:s/></text:p>
          </table:table-cell>
          <table:table-cell table:style-name="ce25" office:value-type="float" office:value="114829.201232552" calcext:value-type="float">
            <text:p><text:s/>114,829 <text:s/></text:p>
          </table:table-cell>
          <table:table-cell table:style-name="ce25" office:value-type="float" office:value="315926.43188166" calcext:value-type="float">
            <text:p><text:s/>315,926 <text:s/></text:p>
          </table:table-cell>
          <table:table-cell table:style-name="ce25" office:value-type="float" office:value="36163.7691123985" calcext:value-type="float">
            <text:p><text:s/>36,164 <text:s/></text:p>
          </table:table-cell>
          <table:table-cell table:style-name="ce25" office:value-type="float" office:value="1318331.51807333" calcext:value-type="float">
            <text:p><text:s/>1,318,332 <text:s/></text:p>
          </table:table-cell>
          <table:table-cell table:style-name="ce29" office:value-type="float" office:value="166567.749873778" calcext:value-type="float">
            <text:p><text:s/>166,568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6"/>
          <table:table-cell table:style-name="ce21" office:value-type="float" office:value="2460966.36045377" calcext:value-type="float">
            <text:p><text:s/>2,460,966 <text:s/></text:p>
          </table:table-cell>
          <table:table-cell table:style-name="ce25" office:value-type="float" office:value="469004.295398489" calcext:value-type="float">
            <text:p><text:s/>469,004 <text:s/></text:p>
          </table:table-cell>
          <table:table-cell table:style-name="ce25" office:value-type="float" office:value="102203.100550009" calcext:value-type="float">
            <text:p><text:s/>102,203 <text:s/></text:p>
          </table:table-cell>
          <table:table-cell table:style-name="ce25" office:value-type="float" office:value="327719.623809778" calcext:value-type="float">
            <text:p><text:s/>327,720 <text:s/></text:p>
          </table:table-cell>
          <table:table-cell table:style-name="ce25" office:value-type="float" office:value="34529.5440954958" calcext:value-type="float">
            <text:p><text:s/>34,530 <text:s/></text:p>
          </table:table-cell>
          <table:table-cell table:style-name="ce25" office:value-type="float" office:value="1344618.11897333" calcext:value-type="float">
            <text:p><text:s/>1,344,618 <text:s/></text:p>
          </table:table-cell>
          <table:table-cell table:style-name="ce29" office:value-type="float" office:value="182891.677626667" calcext:value-type="float">
            <text:p><text:s/>182,892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6"/>
          <table:table-cell table:style-name="ce21" office:value-type="float" office:value="2369733.86185236" calcext:value-type="float">
            <text:p><text:s/>2,369,734 <text:s/></text:p>
          </table:table-cell>
          <table:table-cell table:style-name="ce25" office:value-type="float" office:value="444707.396208082" calcext:value-type="float">
            <text:p><text:s/>444,707 <text:s/></text:p>
          </table:table-cell>
          <table:table-cell table:style-name="ce25" office:value-type="float" office:value="108967.020943074" calcext:value-type="float">
            <text:p><text:s/>108,967 <text:s/></text:p>
          </table:table-cell>
          <table:table-cell table:style-name="ce25" office:value-type="float" office:value="334134.31654788" calcext:value-type="float">
            <text:p><text:s/>334,134 <text:s/></text:p>
          </table:table-cell>
          <table:table-cell table:style-name="ce25" office:value-type="float" office:value="33746.5023151008" calcext:value-type="float">
            <text:p><text:s/>33,747 <text:s/></text:p>
          </table:table-cell>
          <table:table-cell table:style-name="ce25" office:value-type="float" office:value="1278260.86736889" calcext:value-type="float">
            <text:p><text:s/>1,278,261 <text:s/></text:p>
          </table:table-cell>
          <table:table-cell table:style-name="ce29" office:value-type="float" office:value="169917.758469333" calcext:value-type="float">
            <text:p><text:s/>169,918 <text:s/></text:p>
          </table:table-cell>
          <table:table-cell table:number-columns-repeated="1014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22" office:value-type="float" office:value="26380725.3661095" calcext:value-type="float">
            <text:p><text:s/>26,380,725 <text:s/></text:p>
          </table:table-cell>
          <table:table-cell table:style-name="ce26" office:value-type="float" office:value="5216857.91291042" calcext:value-type="float">
            <text:p><text:s/>5,216,858 <text:s/></text:p>
          </table:table-cell>
          <table:table-cell table:style-name="ce26" office:value-type="float" office:value="1255323.14005087" calcext:value-type="float">
            <text:p><text:s/>1,255,323 <text:s/></text:p>
          </table:table-cell>
          <table:table-cell table:style-name="ce26" office:value-type="float" office:value="3482636.40461588" calcext:value-type="float">
            <text:p><text:s/>3,482,636 <text:s/></text:p>
          </table:table-cell>
          <table:table-cell table:style-name="ce26" office:value-type="float" office:value="402979.735083193" calcext:value-type="float">
            <text:p><text:s/>402,980 <text:s/></text:p>
          </table:table-cell>
          <table:table-cell table:style-name="ce26" office:value-type="float" office:value="14135925.4469889" calcext:value-type="float">
            <text:p><text:s/>14,135,925 <text:s/></text:p>
          </table:table-cell>
          <table:table-cell table:style-name="ce30" office:value-type="float" office:value="1887002.72646022" calcext:value-type="float">
            <text:p><text:s/>1,887,003 <text:s/></text:p>
          </table:table-cell>
          <table:table-cell table:number-columns-repeated="1014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6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69">
      <number:text>-  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業部門能源消費(按能源別)</dc:title>
    <dc:subject>工業部門能源消費(按能源別)</dc:subject>
    <meta:keyword>能源統計月報</meta:keyword>
    <dc:description>工業部門能源消費(按能源別)</dc:description>
    <meta:initial-creator>國際合作與能源統計科</meta:initial-creator>
    <meta:creation-date>2012-04-18T16:48:42</meta:creation-date>
    <dc:creator>方文秀</dc:creator>
    <dc:date>2021-12-29T20:19:21</dc:date>
    <meta:print-date>2021-12-29T20:19:18</meta:print-date>
    <meta:document-statistic meta:table-count="1" meta:cell-count="364" meta:object-count="0"/>
    <meta:generator>LibreOffice/5.4.1.2$Windows_x86 LibreOffice_project/ea7cb86e6eeb2bf3a5af73a8f7777ac570321527</meta:generator>
    <meta:user-defined meta:name="EDOID" meta:value-type="float">393702</meta:user-defined>
  </office:meta>
</office:document-meta>
</file>